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654605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3232" calcext:value-type="float">
            <text:p>121.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4605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58" calcext:value-type="float">
            <text:p>121.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4605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08" calcext:value-type="float">
            <text:p>120.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4605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8264" calcext:value-type="float">
            <text:p>120.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4605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8536" calcext:value-type="float">
            <text:p>119.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4605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92" calcext:value-type="float">
            <text:p>119.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4605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0248" calcext:value-type="float">
            <text:p>118.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4605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4048" calcext:value-type="float">
            <text:p>118.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4605</text:p>
          </table:table-cell>
          <table:table-cell office:value-type="string" calcext:value-type="string">
            <text:p>1956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